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language="en" fo:country="US" fo:font-weight="bold" officeooo:rsid="0016a755" officeooo:paragraph-rsid="0016a755" style:font-weight-asian="bold" style:font-weight-complex="bold"/>
    </style:style>
    <style:style style:name="P2" style:family="paragraph" style:parent-style-name="Standard">
      <style:text-properties officeooo:rsid="0016a755" officeooo:paragraph-rsid="0016a755"/>
    </style:style>
    <style:style style:name="P3" style:family="paragraph" style:parent-style-name="Standard">
      <style:text-properties style:font-name="Arial1" fo:language="en" fo:country="US" fo:font-weight="bold" officeooo:rsid="00187e8a" officeooo:paragraph-rsid="00187e8a" style:font-weight-asian="bold" style:font-weight-complex="bold"/>
    </style:style>
    <style:style style:name="P4" style:family="paragraph" style:parent-style-name="Standard">
      <style:text-properties officeooo:rsid="00187e8a" officeooo:paragraph-rsid="00187e8a"/>
    </style:style>
    <style:style style:name="P5" style:family="paragraph" style:parent-style-name="Standard">
      <style:text-properties style:font-name="Arial1" fo:language="en" fo:country="US" fo:font-weight="bold" officeooo:rsid="001a75f9" officeooo:paragraph-rsid="001a75f9" style:font-weight-asian="bold" style:font-weight-complex="bold"/>
    </style:style>
    <style:style style:name="P6" style:family="paragraph" style:parent-style-name="Standard">
      <style:text-properties fo:font-weight="normal" officeooo:rsid="001a75f9" officeooo:paragraph-rsid="001a75f9" style:font-weight-asian="normal" style:font-weight-complex="normal"/>
    </style:style>
    <style:style style:name="P7" style:family="paragraph" style:parent-style-name="Standard">
      <style:text-properties fo:font-weight="bold" officeooo:rsid="001b15f7" officeooo:paragraph-rsid="001b15f7" style:font-weight-asian="bold" style:font-weight-complex="bold"/>
    </style:style>
    <style:style style:name="P8" style:family="paragraph" style:parent-style-name="Standard">
      <style:text-properties fo:font-weight="normal" officeooo:rsid="001b15f7" officeooo:paragraph-rsid="001b15f7" style:font-weight-asian="normal" style:font-weight-complex="normal"/>
    </style:style>
    <style:style style:name="P9" style:family="paragraph" style:parent-style-name="Standard">
      <style:text-properties style:font-name="Arial1" fo:language="en" fo:country="US" fo:font-weight="bold" officeooo:rsid="001dc866" officeooo:paragraph-rsid="001dc866" style:font-weight-asian="bold" style:font-weight-complex="bold"/>
    </style:style>
    <style:style style:name="P10" style:family="paragraph" style:parent-style-name="Standard">
      <style:text-properties fo:font-weight="normal" officeooo:rsid="001dc866" officeooo:paragraph-rsid="001dc866" style:font-weight-asian="normal" style:font-weight-complex="normal"/>
    </style:style>
    <style:style style:name="P11" style:family="paragraph" style:parent-style-name="Standard">
      <style:text-properties fo:font-weight="bold" officeooo:rsid="001e388d" officeooo:paragraph-rsid="001e388d" style:font-weight-asian="bold" style:font-weight-complex="bold"/>
    </style:style>
    <style:style style:name="P12" style:family="paragraph" style:parent-style-name="Standard">
      <style:text-properties fo:font-weight="normal" officeooo:rsid="001e388d" officeooo:paragraph-rsid="001e388d" style:font-weight-asian="normal" style:font-weight-complex="normal"/>
    </style:style>
    <style:style style:name="P13" style:family="paragraph" style:parent-style-name="Standard">
      <style:text-properties fo:font-weight="bold" officeooo:rsid="001fbd22" officeooo:paragraph-rsid="001fbd22" style:font-weight-asian="bold" style:font-weight-complex="bold"/>
    </style:style>
    <style:style style:name="P14" style:family="paragraph" style:parent-style-name="Standard">
      <style:text-properties fo:font-weight="normal" officeooo:rsid="001fbd22" officeooo:paragraph-rsid="001fbd22" style:font-weight-asian="normal" style:font-weight-complex="normal"/>
    </style:style>
    <style:style style:name="P15" style:family="paragraph" style:parent-style-name="Standard">
      <style:text-properties fo:font-weight="bold" officeooo:rsid="002048ec" officeooo:paragraph-rsid="002048ec" style:font-weight-asian="bold" style:font-weight-complex="bold"/>
    </style:style>
    <style:style style:name="P16" style:family="paragraph" style:parent-style-name="Standard">
      <style:text-properties fo:font-weight="normal" officeooo:rsid="002048ec" officeooo:paragraph-rsid="002048ec" style:font-weight-asian="normal" style:font-weight-complex="normal"/>
    </style:style>
    <style:style style:name="P17" style:family="paragraph" style:parent-style-name="Standard">
      <style:text-properties fo:font-weight="normal" officeooo:rsid="001b15f7" officeooo:paragraph-rsid="001dc866" style:font-weight-asian="normal" style:font-weight-complex="normal"/>
    </style:style>
    <style:style style:name="P18" style:family="paragraph" style:parent-style-name="Standard">
      <style:text-properties officeooo:rsid="001a75f9" officeooo:paragraph-rsid="001a75f9"/>
    </style:style>
    <style:style style:name="T1" style:family="text">
      <style:text-properties style:font-name="Arial1" fo:language="en" fo:country="US"/>
    </style:style>
    <style:style style:name="T2" style:family="text">
      <style:text-properties style:font-name="Arial1" fo:language="en" fo:country="US" officeooo:rsid="001b6a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Fx Luts:</text:p>
      <text:p text:style-name="P2"><text:a xlink:type="simple" xlink:href="https://github.com/NatronGitHub/openfx-supportext/blob/master/ofxsLut.h" text:style-name="Internet_20_link" text:visited-style-name="Visited_20_Internet_20_Link"><text:span text:style-name="T1">https://github.com/NatronGitHub/openfx-supportext/blob/master/ofxsLut.h</text:span></text:a></text:p>
      <text:p text:style-name="P2"><text:span text:style-name="T1"/></text:p>
      <text:p text:style-name="P3">DCIconverter:</text:p>
      <text:p text:style-name="P4"><text:a xlink:type="simple" xlink:href="https://github.com/fnordware/DCIconverter" text:style-name="Internet_20_link" text:visited-style-name="Visited_20_Internet_20_Link"><text:span text:style-name="T1">https://github.com/fnordware/DCIconverter</text:span></text:a></text:p>
      <text:p text:style-name="P4"><text:span text:style-name="T1"/></text:p>
      <text:p text:style-name="P3">ArriLogC:</text:p>
      <text:p text:style-name="P4"><text:a xlink:type="simple" xlink:href="https://www.arri.com/en/learn-help/learn-help-camera-system/image-science/log-c" text:style-name="Internet_20_link" text:visited-style-name="Visited_20_Internet_20_Link"><text:span text:style-name="T1">https://www.arri.com/en/learn-help/learn-help-camera-system/image-science/log-c</text:span></text:a></text:p>
      <text:p text:style-name="P4"><text:span text:style-name="T1"/></text:p>
      <text:p text:style-name="P5">Sony S-log:</text:p>
      <text:p text:style-name="P6"><text:a xlink:type="simple" xlink:href="https://www.theodoropoulos.info/attachments/076_on%20S-Log.pdf" text:style-name="Internet_20_link" text:visited-style-name="Visited_20_Internet_20_Link"><text:span text:style-name="T1">https://www.theodoropoulos.info/attachments/076_on%20S-Log.pdf</text:span></text:a></text:p>
      <text:p text:style-name="P7"><text:span text:style-name="T1"/></text:p>
      <text:p text:style-name="P7"><text:span text:style-name="T1">Clog </text:span><text:span text:style-name="T2">10bit</text:span><text:span text:style-name="T1">:</text:span></text:p>
      <text:p text:style-name="P8"><text:a xlink:type="simple" xlink:href="https://downloads.canon.com/nw/learn/white-papers/cinema-eos/WhitePaper_Clog_optoelectronic.pdf" text:style-name="Internet_20_link" text:visited-style-name="Visited_20_Internet_20_Link"><text:span text:style-name="T1">https://downloads.canon.com/nw/learn/white-papers/cinema-eos/WhitePaper_Clog_optoelectronic.pdf</text:span></text:a></text:p>
      <text:p text:style-name="P8"><text:span text:style-name="T1"/></text:p>
      <text:p text:style-name="P9">Log3G10:</text:p>
      <text:p text:style-name="P10"><text:a xlink:type="simple" xlink:href="https://www.red.com/download/white-paper-on-redwidegamutrgb-and-log3g10" text:style-name="Internet_20_link" text:visited-style-name="Visited_20_Internet_20_Link"><text:span text:style-name="T1">https://www.red.com/download/white-paper-on-redwidegamutrgb-and-log3g10</text:span></text:a></text:p>
      <text:p text:style-name="P10"><text:span text:style-name="T1"/></text:p>
      <text:p text:style-name="P11"><text:span text:style-name="T1">Log3G12 (Values):</text:span></text:p>
      <text:p text:style-name="P12"><text:a xlink:type="simple" xlink:href="https://github.com/colour-science/colour/blob/v0.3.15/colour/models/rgb/transfer_functions/red_log.py" text:style-name="Internet_20_link" text:visited-style-name="Visited_20_Internet_20_Link"><text:span text:style-name="T1">https://github.com/colour-science/colour/blob/v0.3.15/colour/models/rgb/transfer_functions/red_log.py</text:span></text:a></text:p>
      <text:p text:style-name="P12"><text:span text:style-name="T1"/></text:p>
      <text:p text:style-name="P13"><text:span text:style-name="T1">HLG (OETF):</text:span></text:p>
      <text:p text:style-name="P14"><text:a xlink:type="simple" xlink:href="https://www.arib.or.jp/english/html/overview/doc/2-STD-B67v2_0.pdf" text:style-name="Internet_20_link" text:visited-style-name="Visited_20_Internet_20_Link"><text:span text:style-name="T1">https://www.arib.or.jp/english/html/overview/doc/2-STD-B67v2_0.pdf</text:span></text:a></text:p>
      <text:p text:style-name="P14"><text:span text:style-name="T1"/></text:p>
      <text:p text:style-name="P15"><text:span text:style-name="T1">Protune:</text:span></text:p>
      <text:p text:style-name="P16"><text:a xlink:type="simple" xlink:href="https://github.com/xtremestuff/protune-transforms/blob/master/Legacy/LUT/GoPro_Protune_Native_Rec709_Scene.dctl" text:style-name="Internet_20_link" text:visited-style-name="Visited_20_Internet_20_Link"><text:span text:style-name="T1">https://github.com/xtremestuff/protune-transforms/blob/master/Legacy/LUT/GoPro_Protune_Native_Rec709_Scene.dctl</text:span></text:a></text:p>
      <text:p text:style-name="P16"><text:span text:style-name="T1"/></text:p>
      <text:p text:style-name="P16"><text:span text:style-name="T1"/></text:p>
      <text:p text:style-name="P17"><text:span text:style-name="T1"/></text:p>
      <text:p text:style-name="P8"><text:span text:style-name="T1"/></text:p>
      <text:p text:style-name="P18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8:34:57.202000000</meta:creation-date>
    <dc:date>2025-01-22T01:11:00.718000000</dc:date>
    <meta:editing-duration>PT4H57M9S</meta:editing-duration>
    <meta:editing-cycles>9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8" meta:word-count="23" meta:character-count="797" meta:non-whitespace-character-count="792"/>
  </office:meta>
</office:document-meta>
</file>